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758ef" officeooo:paragraph-rsid="000758ef"/>
    </style:style>
    <style:style style:name="P2" style:family="paragraph" style:parent-style-name="Standard">
      <style:paragraph-properties fo:line-height="200%"/>
      <style:text-properties officeooo:rsid="00084085" officeooo:paragraph-rsid="00084085"/>
    </style:style>
    <style:style style:name="P3" style:family="paragraph" style:parent-style-name="Standard">
      <style:paragraph-properties fo:line-height="200%" fo:text-align="start" style:justify-single-word="false"/>
      <style:text-properties officeooo:rsid="00084085" officeooo:paragraph-rsid="00084085"/>
    </style:style>
    <style:style style:name="P4" style:family="paragraph" style:parent-style-name="Standard">
      <style:paragraph-properties fo:line-height="200%" fo:text-align="start" style:justify-single-word="false"/>
      <style:text-properties officeooo:rsid="0008940f" officeooo:paragraph-rsid="0008940f"/>
    </style:style>
    <style:style style:name="P5" style:family="paragraph" style:parent-style-name="Standard" style:master-page-name="">
      <style:paragraph-properties fo:line-height="200%" style:page-number="auto"/>
      <style:text-properties officeooo:rsid="0005a750" officeooo:paragraph-rsid="0005a750"/>
    </style:style>
    <style:style style:name="P6" style:family="paragraph" style:parent-style-name="Standard">
      <style:paragraph-properties fo:line-height="200%" fo:text-align="start" style:justify-single-word="false"/>
      <style:text-properties officeooo:rsid="0008940f" officeooo:paragraph-rsid="000a084a"/>
    </style:style>
    <style:style style:name="P7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bold" officeooo:rsid="00084085" officeooo:paragraph-rsid="00084085" style:font-weight-asian="bold" style:font-weight-complex="bold"/>
    </style:style>
    <style:style style:name="T1" style:family="text">
      <style:text-properties officeooo:rsid="0008940f"/>
    </style:style>
    <style:style style:name="T2" style:family="text">
      <style:text-properties officeooo:rsid="000a084a"/>
    </style:style>
    <style:style style:name="T3" style:family="text">
      <style:text-properties officeooo:rsid="000be32f"/>
    </style:style>
    <style:style style:name="T4" style:family="text">
      <style:text-properties officeooo:rsid="000c28f5"/>
    </style:style>
    <style:style style:name="T5" style:family="text">
      <style:text-properties officeooo:rsid="000e266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01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chael Camara</text:p>
      <text:p text:style-name="P1">Honor Code Pledge: This work is mine unless otherwise cited</text:p>
      <text:p text:style-name="P2">CMPSC 220</text:p>
      <text:p text:style-name="P2">Due date: 11/18/15</text:p>
      <text:p text:style-name="P7">Final Project: Proposal</text:p>
      <text:p text:style-name="P3"><text:span text:style-name="T6">Team</text:span>: Myself</text:p>
      <text:p text:style-name="P3"><text:span text:style-name="T6">Language</text:span>: C++</text:p>
      <text:p text:style-name="P3"><text:span text:style-name="T6">Language Availability</text:span>: <text:span text:style-name="T1">Compilers installed on Alden computers (e.g. gcc)</text:span></text:p>
      <text:p text:style-name="P4"><text:span text:style-name="T6">Reason</text:span>:</text:p>
      <text:p text:style-name="P6"><text:tab/><text:span text:style-name="T7">When </text:span>I decided to return to <text:span text:style-name="T4">college</text:span> <text:span text:style-name="T2">in pursuit of</text:span> a degree in computer science, I knew I wanted to learn C++ at some point. <text:s/><text:span text:style-name="T2">I have aspirations of eventually earning a job at a game development company, and C++ is an oft-cited language required in such job listings. <text:s/></text:span>However, as I<text:span text:style-name="T3">'ve</text:span> <text:span text:style-name="T2">accumulated</text:span> more experience with Java through my coursework <text:span text:style-name="T2">at Allegheny</text:span>, learning C++ <text:span text:style-name="T2">has sometimes </text:span>seemed almost superfluous given their shared foundation in object oriented <text:span text:style-name="T2">principles</text:span>. <text:s/><text:span text:style-name="T2">More recently I began looking for and applying to various internships, and although Java is often mentioned in their list of requirements, so too is C++. <text:s/>Interestingly, a recruiter from Hyland Software indicated that their development team uses C# when creating software; but when I recently took their online programming assessment, they actually wanted to test my C++ knowledge instead. <text:s/>These revelations about the prevalence and importance of C++ have renewed my interest in learning the language. <text:s/>I hope that learning C++ for this final project will afford me additional credentials to aid my internship search and ultimately help me obtain a great job.</text:span></text:p>
      <text:p text:style-name="P6"><text:tab/><text:span text:style-name="T5">My experience with C++ has been limited to the examples we have covered in class and during our laboratory sessions, so I am basically starting this journey as a novice. <text:s/>Fortunately, C++ is such a well known language that I'm confident I will be able to find helpful tutorials and sample code to explain key concepts. <text:s/>Additionally, over the summer I purchased a book titled, “Programming: </text:span><text:soft-page-break/><text:span text:style-name="T5">Principles and Practice Using C++,” written by Bjarne Stroustrup in 2014. <text:s/>This extensive book will undoubtedly prove to be a valuable resource that I look forward to reading. <text:s/>I currently don't know what exactly I will use C++ to accomplish for this project, whether I will make a number of smaller programs or focus on making one large system. <text:s/>Ideally it would be great to create some sort of interactive, graphical game; but I'll have to determine if I have enough time and language proficiency to accomplish this. <text:s/>Regardless, I'm sure that the language will support whatever ideas I decide upon, and the ubiquitous available resources will help me distinguish C++ from other languages, like 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9:00:04.872569008</meta:creation-date>
    <meta:generator>LibreOffice/4.2.8.2$Linux_X86_64 LibreOffice_project/420m0$Build-2</meta:generator>
    <dc:date>2015-11-18T12:41:10.474016170</dc:date>
    <meta:editing-duration>PT47M11S</meta:editing-duration>
    <meta:editing-cycles>10</meta:editing-cycles>
    <meta:document-statistic meta:table-count="0" meta:image-count="0" meta:object-count="0" meta:page-count="2" meta:paragraph-count="11" meta:word-count="397" meta:character-count="2456" meta:non-whitespace-character-count="2056"/>
  </office:meta>
</office:document-meta>
</file>